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8"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9"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752353dd-957b-b2b1-5939-3aae159c9ef3"/>PID</text:h>
      <text:h text:style-name="P6" text:outline-level="4">LOTI.05.010 Robotics</text:h>
      <text:h text:style-name="P6" text:outline-level="4">Spring semester 2015/16</text:h>
      <text:h text:style-name="P6" text:outline-level="4">Practice session 10</text:h>
      <text:p text:style-name="P2">In this lab you will learn how to use PID controller to complete a task. For this you will need:</text:p>
      <text:list xml:id="list9201097788383652026" text:style-name="L1">
        <text:list-item>
          <text:p text:style-name="P3">Raspberry Pi with WiFi</text:p>
        </text:list-item>
        <text:list-item>
          <text:p text:style-name="P3">GoPiGo with battery</text:p>
        </text:list-item>
        <text:list-item>
          <text:p text:style-name="P3">Distance sensor with cables (Ultrasonic)</text:p>
        </text:list-item>
      </text:list>
      <text:p text:style-name="Text_20_body"/>
      <text:p text:style-name="P2">You will have to show each completed task to the instructors if not stated otherwise.</text:p>
      <text:h text:style-name="P8" text:outline-level="3">Task 1</text:h>
      <text:p text:style-name="P1">Assemble a robot that has a distance sensor at the front. Connect the distance sensor to the Raspberry Pi with cables. If you want tips on how to mount the distance sensor on the robot, ask the instructors.</text:p>
      <text:h text:style-name="P7" text:outline-level="3">Task 2 - Implementing PID</text:h>
      <text:p text:style-name="P1">You will need to implement a PID controller to make the robot keep a steady distance from some object. You will use the distance sensor to measure the distance and the GoPiGo wheels to make the robot move. For the PID implementation, you may use the version shown in the lecture or any other implementation you can find. You must tune the PID parameters yourself. If you think you have found the best PID parameters try different distances to see how the performance varies.</text:p>
      <text:p text:style-name="P1">In your implementation, you must show the following things:</text:p>
      <text:list xml:id="list6709300261447214112" text:style-name="L2">
        <text:list-item>
          <text:p text:style-name="P4">The PID controller is set to hold a distance of 30 cm</text:p>
        </text:list-item>
        <text:list-item>
          <text:p text:style-name="P4">The maximum speed sent to the robot is capped at a reasonable level (&lt;150, &gt;50)</text:p>
        </text:list-item>
        <text:list-item>
          <text:p text:style-name="P4">The PID controller input (error) is capped at a reasonable level (~100cm)</text:p>
        </text:list-item>
        <text:list-item>
          <text:p text:style-name="P4">The controller can reach steady state reasonably fast</text:p>
        </text:list-item>
        <text:list-item>
          <text:p text:style-name="P4">The controller has no steady state error</text:p>
        </text:list-item>
        <text:list-item>
          <text:p text:style-name="P4">Your code</text:p>
        </text:list-item>
      </text:list>
      <text:p text:style-name="P1">Also make sure you can answer these questions:</text:p>
      <text:list xml:id="list1790223551074226118" text:style-name="L3">
        <text:list-item>
          <text:p text:style-name="P5">What happens if the P parameter is too low? Too high?</text:p>
        </text:list-item>
        <text:list-item>
          <text:p text:style-name="P5">What happens if the I parameter is too low? Too high?</text:p>
        </text:list-item>
        <text:list-item>
          <text:p text:style-name="P5">What happens if the D parameter is too low? Too high?</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5:26:47.193396191</meta:creation-date>
    <dc:date>2016-05-09T15:27:01.060588249</dc:date>
    <meta:editing-duration>PT14S</meta:editing-duration>
    <meta:editing-cycles>1</meta:editing-cycles>
    <meta:document-statistic meta:table-count="0" meta:image-count="0" meta:object-count="0" meta:page-count="1" meta:paragraph-count="25" meta:word-count="303" meta:character-count="1622" meta:non-whitespace-character-count="1354"/>
    <meta:generator>LibreOffice/5.1.2.2$Linux_X86_64 LibreOffice_project/10m0$Build-2</meta:generator>
  </office:meta>
</office:document-meta>
</file>